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79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1" style:family="table-cell" style:parent-style-name="Normal">
      <style:text-properties style:use-window-font-color="true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2" style:family="table-cell" style:parent-style-name="Normal">
      <style:text-properties style:use-window-font-color="true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3" style:family="table-cell" style:parent-style-name="Default" style:data-style-name="N1"/>
    <style:style style:name="ce14" style:family="table-cell" style:parent-style-name="Normal">
      <style:table-cell-properties fo:border-bottom="4pt solid #000000" fo:border-left="none" fo:border-right="none" fo:border-top="none"/>
      <style:text-properties style:use-window-font-color="true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" style:family="table-cell" style:parent-style-name="Default">
      <style:text-properties fo:color="#cc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gr1" style:family="graphic">
      <style:graphic-properties draw:marker-start="Pilspisser_20_1" draw:marker-start-width="0.0787in" draw:marker-start-center="false" draw:fill="solid" draw:fill-color="#ffffc0" draw:auto-grow-height="true" draw:auto-grow-width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mployee update template" table:style-name="ta1">
        <table:table-column table:style-name="co1" table:default-cell-style-name="ce1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4" table:default-cell-style-name="Default"/>
        <table:table-column table:style-name="co1" table:default-cell-style-name="Normal"/>
        <table:table-row table:style-name="ro1">
          <table:table-cell office:value-type="string" calcext:value-type="string">
            <text:p>Employee update template</text:p>
          </table:table-cell>
          <table:table-cell table:number-columns-repeated="39"/>
        </table:table-row>
        <table:table-row table:style-name="ro2">
          <table:table-cell table:style-name="ce12" office:value-type="string" calcext:value-type="string">
            <text:p>Created 03.07.2018 10:24:49</text:p>
          </table:table-cell>
          <table:table-cell table:number-columns-repeated="39"/>
        </table:table-row>
        <table:table-row table:style-name="ro3">
          <table:table-cell table:style-name="ce13" office:value-type="string" calcext:value-type="string">
            <text:p/>
          </table:table-cell>
          <table:table-cell table:number-columns-repeated="39"/>
        </table:table-row>
        <table:table-row table:style-name="ro3">
          <table:table-cell table:style-name="ce14" office:value-type="string" calcext:value-type="string">
            <office:annotation draw:style-name="gr1" draw:text-style-name="P2" svg:width="1.1413in" svg:height="0.3902in" svg:x="1.1248in" svg:y="0.1917in" draw:caption-point-x="-0.2402in" draw:caption-point-y="0.537in">
              <dc:date>2018-07-25T00:00:00</dc:date>
              <text:p text:style-name="P1"><text:span text:style-name="T1">System data, do not change.</text:span></text:p>
            </office:annotation>
            <text:p>Employee id</text:p>
          </table:table-cell>
          <table:table-cell table:style-name="ce15" office:value-type="string" calcext:value-type="string">
            <text:p>First name</text:p>
          </table:table-cell>
          <table:table-cell table:style-name="ce15" office:value-type="string" calcext:value-type="string">
            <text:p>Surname</text:p>
          </table:table-cell>
          <table:table-cell table:number-columns-repeated="3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number:min-decimal-places="2" number:min-integer-digits="1" number:grouping="true"/>
      <style:map style:condition="value()&gt;=0" style:apply-style-name="N122P0"/>
    </number:number-style>
    <number:date-style style:name="N123">
      <number:day/>
      <number:text>-</number:text>
      <number:month/>
      <number:text>-</number:text>
      <number:year/>
    </number:date-style>
    <style:style style:name="Default" style:family="table-cell"/>
    <style:style style:name="Heading" style:family="table-cell" style:parent-style-name="Default">
      <style:text-properties style:use-window-font-color="true" style:font-name="Arial" fo:font-family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style:use-window-font-color="true" style:font-name="Arial" fo:font-family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style:font-name="Arial" fo:font-family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1" style:family="table-cell" style:parent-style-name="Default">
      <style:text-properties style:use-window-font-color="true" style:font-name="Arial" fo:font-family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" style:family="table-cell" style:parent-style-name="Default">
      <style:text-properties style:use-window-font-color="true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draw:marker draw:name="Pilspisser_20_1" draw:display-name="Pilspisser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2:51:02.572122858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  <style:master-page style:name="PageStyle_5f_Employee_20_update_20_template" style:display-name="PageStyle_Employee update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04T12:51:17.597586000</dc:date>
    <meta:editing-duration>PT2M46S</meta:editing-duration>
    <meta:editing-cycles>8</meta:editing-cycles>
    <meta:generator>LibreOffice/7.0.4.2$Linux_X86_64 LibreOffice_project/00$Build-2</meta:generator>
    <meta:document-statistic meta:table-count="1" meta:cell-count="6" meta:object-count="0"/>
  </office:meta>
</office:document-meta>
</file>